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DejaVu Sans1" style:font-pitch="variable" svg:font-family="'DejaVu Sans'" style:font-family-generic="swiss"/>
    <style:font-face style:name="Times New Roman1" style:font-pitch="variable" svg:font-family="'Times New Roman'" style:font-family-generic="swiss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3" style:family="table">
      <style:table-properties fo:margin-top="0cm" table:align="left" fo:margin-bottom="0.499cm" style:width="5.535cm"/>
    </style:style>
    <style:style style:name="Table3.A" style:family="table-column">
      <style:table-column-properties style:column-width="5.535cm"/>
    </style:style>
    <style:style style:name="Table3.1" style:family="table-row">
      <style:table-row-properties style:min-row-height="2cm"/>
    </style:style>
    <style:style style:name="Table3.A1" style:family="table-cell">
      <style:table-cell-properties fo:border="0.05pt solid #000000" fo:padding="0.097cm"/>
    </style:style>
    <style:style style:name="Table3.2" style:family="table-row">
      <style:table-row-properties style:min-row-height="3.5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.A3" style:family="table-cell">
      <style:table-cell-properties fo:border-top="none" fo:background-color="transparent" fo:padding="0.097cm" fo:border-left="0.05pt solid #000000" fo:border-right="0.05pt solid #000000" fo:border-bottom="0.05pt solid #000000">
        <style:background-image/>
      </style:table-cell-properties>
    </style:style>
    <style:style style:name="Table1" style:family="table">
      <style:table-properties table:align="left" style:width="5.556cm"/>
    </style:style>
    <style:style style:name="Table1.A" style:family="table-column">
      <style:table-column-properties style:column-width="5.556cm"/>
    </style:style>
    <style:style style:name="Table1.A1" style:family="table-cell">
      <style:table-cell-properties fo:border="0.05pt solid #000000" fo:padding="0.097cm"/>
    </style:style>
    <style:style style:name="P1" style:parent-style-name="Table_20_Contents" style:family="paragraph">
      <style:paragraph-properties fo:text-align="center" style:justify-single-word="false"/>
    </style:style>
    <style:style style:name="P2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fo:language="en" style:font-style-complex="normal" fo:letter-spacing="normal" style:font-name-asian="Droid Sans Fallback" style:country-asian="CN" style:letter-kerning="true" style:font-name-complex="Lohit Hindi" style:text-position="0% 100%" style:text-underline-style="none" style:text-emphasize="none" style:font-name="DejaVu Sans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Z" style:font-size-asian="10.5pt" fo:text-shadow="none" style:text-line-through-mode="continuous" style:language-complex="hi" fo:font-size="10pt" style:country-complex="IN" fo:color="#000000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roid Sans Fallback" style:country-asian="CN" style:letter-kerning="true" style:font-name-complex="Lohit Hindi" style:text-position="0% 100%" style:text-underline-style="none" style:text-emphasize="none" style:font-name="DejaVu Sans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Z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3" table:style-name="Table3">
        <table:table-column table:number-columns-repeated="1" table:style-name="Table3.A"/>
        <table:table-row table:style-name="Table3.1">
          <table:table-cell office:value-type="string" table:style-name="Table3.A1">
            <text:p text:style-name="Table_20_Contents">Windows Vista</text:p>
          </table:table-cell>
        </table:table-row>
        <table:table-row table:style-name="Table3.2">
          <table:table-cell office:value-type="string" table:style-name="Table3.A2">
            <text:p><office:annotation><dc:creator>POD</dc:creator><dc:date>2015-09-11T16:38:26</dc:date><text:p>Error while evaluating the expression "document( at=card['picture'] )" defined in the "from" part of a statement. PodError: ' http://techtastico.com/files/2007/08/windows_vista_logo.jpg' does not exist or is not a file.</text:p><text:p>   File "&lt;string&gt;", line 1, in &lt;module&gt;</text:p><text:p>   File "/home/dani/projectes/fortunatly/env/local/lib/python2.7/site-packages/appy/pod/renderer.py", line 323, in importDocument</text:p><text:p>    imp = importer(content, at, format, self)</text:p><text:p>   File "/home/dani/projectes/fortunatly/env/local/lib/python2.7/site-packages/appy/pod/doc_importers.py", line 54, in __init__</text:p><text:p>    raise PodError(FILE_NOT_FOUND % at)</text:p><text:p> &lt;class 'appy.pod.PodError'&gt;: ' http://techtastico.com/files/2007/08/windows_vista_logo.jpg' does not exist or is not a file.</text:p></office:annotation></text:p>
          </table:table-cell>
        </table:table-row>
        <table:table-row table:style-name="Table3.1">
          <table:table-cell office:value-type="string" table:style-name="Table3.A3">
            <text:p text:style-name="Table_20_Contents">Windows Vista is an operating system by Microsoft for use on personal computers, including home and business desktops, laptops, tablet PCs and media center PCs.</text:p>
          </table:table-cell>
        </table:table-row>
      </table:table>
      <table:table table:name="Table3" table:style-name="Table3">
        <table:table-column table:number-columns-repeated="1" table:style-name="Table3.A"/>
        <table:table-row table:style-name="Table3.1">
          <table:table-cell office:value-type="string" table:style-name="Table3.A1">
            <text:p text:style-name="Table_20_Contents">Pivot Table</text:p>
          </table:table-cell>
        </table:table-row>
        <table:table-row table:style-name="Table3.2">
          <table:table-cell office:value-type="string" table:style-name="Table3.A2">
            <text:p><office:annotation><dc:creator>POD</dc:creator><dc:date>2015-09-11T16:38:26</dc:date><text:p>Error while evaluating the expression "document( at=card['picture'] )" defined in the "from" part of a statement. PodError: Format "PNG" is not supported.</text:p><text:p>   File "&lt;string&gt;", line 1, in &lt;module&gt;</text:p><text:p>   File "/home/dani/projectes/fortunatly/env/local/lib/python2.7/site-packages/appy/pod/renderer.py", line 322, in importDocument</text:p><text:p>    raise PodError(DOC_WRONG_FORMAT % format)</text:p><text:p> &lt;class 'appy.pod.PodError'&gt;: Format "PNG" is not supported.</text:p></office:annotation></text:p>
          </table:table-cell>
        </table:table-row>
        <table:table-row table:style-name="Table3.1">
          <table:table-cell office:value-type="string" table:style-name="Table3.A3">
            <text:p text:style-name="Table_20_Contents">In data processing, a pivot table is a data summarization tool found in data visualization programs such as spreadsheets or business intelligence software.</text:p>
          </table:table-cell>
        </table:table-row>
      </table:table>
      <table:table table:name="Table3" table:style-name="Table3">
        <table:table-column table:number-columns-repeated="1" table:style-name="Table3.A"/>
        <table:table-row table:style-name="Table3.1">
          <table:table-cell office:value-type="string" table:style-name="Table3.A1">
            <text:p text:style-name="Table_20_Contents">The Blue Screen of Death</text:p>
          </table:table-cell>
        </table:table-row>
        <table:table-row table:style-name="Table3.2">
          <table:table-cell office:value-type="string" table:style-name="Table3.A2">
            <text:p><office:annotation><dc:creator>POD</dc:creator><dc:date>2015-09-11T16:38:26</dc:date><text:p>Error while evaluating the expression "document( at=card['picture'] )" defined in the "from" part of a statement. PodError: ' Blue Screen of Doom' does not exist or is not a file.</text:p><text:p>   File "&lt;string&gt;", line 1, in &lt;module&gt;</text:p><text:p>   File "/home/dani/projectes/fortunatly/env/local/lib/python2.7/site-packages/appy/pod/renderer.py", line 323, in importDocument</text:p><text:p>    imp = importer(content, at, format, self)</text:p><text:p>   File "/home/dani/projectes/fortunatly/env/local/lib/python2.7/site-packages/appy/pod/doc_importers.py", line 54, in __init__</text:p><text:p>    raise PodError(FILE_NOT_FOUND % at)</text:p><text:p> &lt;class 'appy.pod.PodError'&gt;: ' Blue Screen of Doom' does not exist or is not a file.</text:p></office:annotation></text:p>
          </table:table-cell>
        </table:table-row>
        <table:table-row table:style-name="Table3.1">
          <table:table-cell office:value-type="string" table:style-name="Table3.A3">
            <text:p text:style-name="Table_20_Contents"> "(also known as a blue screen</text:p>
          </table:table-cell>
        </table:table-row>
      </table:table>
      <table:table table:name="Table1" table:style-name="Table1">
        <table:table-column table:number-columns-repeated="1" table:style-name="Table1.A"/>
        <table:table-row>
          <table:table-cell office:value-type="string" table:style-name="Table1.A1">
            <text:p text:style-name="P1">- end -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DejaVu Sans1" style:font-pitch="variable" svg:font-family="'DejaVu Sans'" style:font-family-generic="swiss"/>
    <style:font-face style:name="Times New Roman1" style:font-pitch="variable" svg:font-family="'Times New Roman'" style:font-family-generic="swiss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NZ" fo:language="en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NZ" fo:language="en" fo:hyphenation-push-char-count="2" style:font-name="Times New Roman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Droid Sans Fallback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fo:margin="2cm" style:writing-mode="lr-tb" fo:margin-left="2cm" fo:page-width="21.001cm" style:num-format="1" style:print-orientation="portrait" style:footnote-max-height="0cm" fo:margin-bottom="2cm" fo:page-height="29.7cm" fo:margin-right="2cm">
        <style:columns fo:column-gap="0cm" fo:column-count="3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09-11T12:50:54</meta:creation-date>
    <meta:generator>LibreOffice/3.5$Linux_X86_64 LibreOffice_project/350m1$Build-2</meta:generator>
    <dc:date>2015-09-11T16:38:23</dc:date>
    <dc:creator>dani </dc:creator>
    <meta:editing-duration>PT25M22S</meta:editing-duration>
    <meta:editing-cycles>7</meta:editing-cycles>
    <meta:document-statistic meta:table-count="2" meta:image-count="0" meta:object-count="0" meta:page-count="1" meta:paragraph-count="4" meta:word-count="8" meta:character-count="35" meta:non-whitespace-character-count="33"/>
  </office:meta>
</office:document-meta>
</file>